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text-position="-16% 58%" style:font-name="Times New Roman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2.54cm" svg:x="5.715cm" svg:y="0.635cm">
          <text:p text:style-name="P1"><text:span text:style-name="T1">Chapter 2</text:span></text:p>
          <text:p text:style-name="P1"><text:span text:style-name="T2"/></text:p>
          <text:p text:style-name="P1"><text:span text:style-name="T3"/></text:p>
          <text:p text:style-name="P1"><text:span text:style-name="T3">Backgroun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2.54cm" svg:x="10.795cm" svg:y="0.635cm">
          <text:p text:style-name="P1"><text:span text:style-name="T1">Chapter 3</text:span></text:p>
          <text:p text:style-name="P1"><text:span text:style-name="T2"/></text:p>
          <text:p text:style-name="P1"><text:span text:style-name="T3"/></text:p>
          <text:p text:style-name="P1"><text:span text:style-name="T3">λ</text:span><text:span text:style-name="T4">ZFC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175cm" svg:height="2.54cm" svg:x="5.715cm" svg:y="5.08cm">
          <text:p text:style-name="P1"><text:span text:style-name="T1">Chapter 4</text:span></text:p>
          <text:p text:style-name="P1"><text:span text:style-name="T2"/></text:p>
          <text:p text:style-name="P1"><text:span text:style-name="T3"/></text:p>
          <text:p text:style-name="P1"><text:span text:style-name="T3">Using </text:span><text:span text:style-name="T3">λ</text:span><text:span text:style-name="T4">ZFC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5cm" svg:height="2.54cm" svg:x="0.635cm" svg:y="5.08cm">
          <text:p text:style-name="P1"><text:span text:style-name="T1">Chapter 5</text:span></text:p>
          <text:p text:style-name="P1"><text:span text:style-name="T2"/></text:p>
          <text:p text:style-name="P1"><text:span text:style-name="T5">Countable</text:span></text:p>
          <text:p text:style-name="P1"><text:span text:style-name="T5">Models and</text:span></text:p>
          <text:p text:style-name="P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175cm" svg:height="2.54cm" svg:x="0.635cm" svg:y="9.525cm">
          <text:p text:style-name="P1"><text:span text:style-name="T1">Chapter 6</text:span></text:p>
          <text:p text:style-name="P1"><text:span text:style-name="T2"/></text:p>
          <text:p text:style-name="P1"><text:span text:style-name="T5"/></text:p>
          <text:p text:style-name="P1"><text:span text:style-name="T5">Interlud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75cm" svg:height="2.54cm" svg:x="10.795cm" svg:y="5.08cm">
          <text:p text:style-name="P1"><text:span text:style-name="T1">Chapter 7</text:span></text:p>
          <text:p text:style-name="P1"><text:span text:style-name="T2"/></text:p>
          <text:p text:style-name="P1"><text:span text:style-name="T5">Preimage</text:span></text:p>
          <text:p text:style-name="P1"><text:span text:style-name="T5">Computation</text:span></text:p>
          <text:p text:style-name="P1"><text:span text:style-name="T5">Theo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175cm" svg:height="2.54cm" svg:x="15.875cm" svg:y="5.08cm">
          <text:p text:style-name="P1"><text:span text:style-name="T1">Chapter 8</text:span></text:p>
          <text:p text:style-name="P1"><text:span text:style-name="T2"/></text:p>
          <text:p text:style-name="P1"><text:span text:style-name="T5">Preimage</text:span></text:p>
          <text:p text:style-name="P1"><text:span text:style-name="T5">Computation</text:span></text:p>
          <text:p text:style-name="P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175cm" svg:height="2.54cm" svg:x="10.795cm" svg:y="9.525cm">
          <text:p text:style-name="P1"><text:span text:style-name="T1">Chapter 9</text:span></text:p>
          <text:p text:style-name="P1"><text:span text:style-name="T2"/></text:p>
          <text:p text:style-name="P1"><text:span text:style-name="T5">Measurability</text:span></text:p>
          <text:p text:style-name="P1"><text:span text:style-name="T5">Theorems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175cm" svg:height="2.54cm" svg:x="15.875cm" svg:y="9.525cm">
          <text:p text:style-name="P1"><text:span text:style-name="T1">Chapter 10</text:span></text:p>
          <text:p text:style-name="P1"><text:span text:style-name="T2"/></text:p>
          <text:p text:style-name="P1"><text:span text:style-name="T5">Sampling</text:span></text:p>
          <text:p text:style-name="P1"><text:span text:style-name="T5">Theorems</text:span></text:p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7.302cm" svg:y1="3.175cm" svg:x2="7.302cm" svg:y2="5.08cm" draw:start-shape="id1" draw:start-glue-point="2" draw:end-shape="id2" draw:end-glue-point="0" svg:d="m7302 3175v1905" svg:viewBox="0 0 1 1906">
          <text:p/>
        </draw:connector>
        <draw:connector draw:style-name="gr2" draw:text-style-name="P2" draw:layer="layout" svg:x1="8.89cm" svg:y1="1.905cm" svg:x2="10.795cm" svg:y2="1.905cm" draw:start-shape="id1" draw:start-glue-point="1" draw:end-shape="id3" draw:end-glue-point="3" svg:d="m8890 1905h1905" svg:viewBox="0 0 1906 1">
          <text:p/>
        </draw:connector>
        <draw:connector draw:style-name="gr2" draw:text-style-name="P2" draw:layer="layout" svg:x1="5.715cm" svg:y1="6.35cm" svg:x2="3.81cm" svg:y2="6.35cm" draw:start-shape="id2" draw:start-glue-point="3" draw:end-shape="id4" draw:end-glue-point="1" svg:d="m5715 6350h-1905" svg:viewBox="0 0 1906 1">
          <text:p/>
        </draw:connector>
        <draw:connector draw:style-name="gr2" draw:text-style-name="P2" draw:layer="layout" svg:x1="2.222cm" svg:y1="7.62cm" svg:x2="2.222cm" svg:y2="9.525cm" draw:start-shape="id4" draw:start-glue-point="2" draw:end-shape="id5" draw:end-glue-point="0" svg:d="m2222 7620v1905" svg:viewBox="0 0 1 1906">
          <text:p/>
        </draw:connector>
        <draw:connector draw:style-name="gr2" draw:text-style-name="P2" draw:layer="layout" svg:x1="8.89cm" svg:y1="6.35cm" svg:x2="10.795cm" svg:y2="6.35cm" draw:start-shape="id2" draw:start-glue-point="1" draw:end-shape="id6" draw:end-glue-point="3" svg:d="m8890 6350h1905" svg:viewBox="0 0 1906 1">
          <text:p/>
        </draw:connector>
        <draw:connector draw:style-name="gr2" draw:text-style-name="P2" draw:layer="layout" svg:x1="12.382cm" svg:y1="7.62cm" svg:x2="12.382cm" svg:y2="9.525cm" draw:start-shape="id6" draw:start-glue-point="2" draw:end-shape="id7" draw:end-glue-point="0" svg:d="m12382 7620v1905" svg:viewBox="0 0 1 1906">
          <text:p/>
        </draw:connector>
        <draw:connector draw:style-name="gr2" draw:text-style-name="P2" draw:layer="layout" svg:x1="17.462cm" svg:y1="7.62cm" svg:x2="17.462cm" svg:y2="9.525cm" draw:start-shape="id8" draw:start-glue-point="2" draw:end-shape="id9" svg:d="m17462 7620v1905" svg:viewBox="0 0 1 1906">
          <text:p/>
        </draw:connector>
        <draw:connector draw:style-name="gr2" draw:text-style-name="P2" draw:layer="layout" svg:x1="13.97cm" svg:y1="6.35cm" svg:x2="15.875cm" svg:y2="6.35cm" draw:start-shape="id6" draw:start-glue-point="1" draw:end-shape="id8" draw:end-glue-point="3" svg:d="m13970 6350h1905" svg:viewBox="0 0 1906 1">
          <text:p/>
        </draw:connector>
        <draw:custom-shape draw:style-name="gr1" draw:text-style-name="P1" xml:id="id10" draw:id="id10" draw:layer="layout" svg:width="3.175cm" svg:height="2.54cm" svg:x="0.635cm" svg:y="0.635cm">
          <text:p text:style-name="P1"><text:span text:style-name="T1">Chapter 1</text:span></text:p>
          <text:p text:style-name="P1"><text:span text:style-name="T2"/></text:p>
          <text:p text:style-name="P1"><text:span text:style-name="T3"/></text:p>
          <text:p text:style-name="P1"><text:span text:style-name="T3">Thesi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81cm" svg:y1="1.905cm" svg:x2="5.715cm" svg:y2="1.905cm" draw:start-shape="id10" draw:start-glue-point="1" draw:end-shape="id1" draw:end-glue-point="3" svg:d="m3810 1905h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8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2-01T18:16:17.032346942</dc:date>
    <dc:creator>Neil Toronto</dc:creator>
    <meta:editing-duration>PT2H43M52S</meta:editing-duration>
    <meta:editing-cycles>2</meta:editing-cycles>
    <meta:generator>LibreOffice/4.1.3.2$Linux_X86_64 LibreOffice_project/410m0$Build-2</meta:generator>
    <meta:document-statistic meta:object-count="19"/>
  </office:meta>
</office:document-meta>
</file>